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2.65pt"/>
    </style:style>
    <style:style style:name="co2" style:family="table-column">
      <style:table-column-properties fo:break-before="auto" style:column-width="79.74pt"/>
    </style:style>
    <style:style style:name="co3" style:family="table-column">
      <style:table-column-properties fo:break-before="auto" style:column-width="95.84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ecou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Code Line</text:p>
          </table:table-cell>
          <table:table-cell table:style-name="ce1" office:value-type="string" calcext:value-type="string">
            <text:p>Comment Lines</text:p>
          </table:table-cell>
          <table:table-cell table:style-name="ce1" office:value-type="string" calcext:value-type="string">
            <text:p>Blank Lines</text:p>
          </table:table-cell>
          <table:table-cell table:style-name="ce1" office:value-type="string" calcext:value-type="string">
            <text:p>TS Lin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pp.js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table:formula="of:=[.B2]+[.C2]+[.D2]" office:value-type="float" office:value="139" calcext:value-type="float">
            <text:p>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uth/auth.js</text:p>
          </table:table-cell>
          <table:table-cell office:value-type="float" office:value="59" calcext:value-type="float">
            <text:p>5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B3]+[.C3]+[.D3]" office:value-type="float" office:value="81" calcext:value-type="float">
            <text:p>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n/www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formula="of:=[.B4]+[.C4]+[.D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baseConnectors/dbMySQLTodo.js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5]+[.C5]+[.D5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tabaseConnectors/dbPgWeather.j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B6]+[.C6]+[.D6]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del/models.js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B7]+[.C7]+[.D7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authGitHubRouter.js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formula="of:=[.B8]+[.C8]+[.D8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authGoogleRouter.js</text:p>
          </table:table-cell>
          <table:table-cell office:value-type="float" office:value="46" calcext:value-type="float">
            <text:p>46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[.B9]+[.C9]+[.D9]" office:value-type="float" office:value="79" calcext:value-type="float">
            <text:p>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authLocalRouter.js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[.B10]+[.C10]+[.D10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index.js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table:formula="of:=[.B11]+[.C11]+[.D11]" office:value-type="float" office:value="221" calcext:value-type="float">
            <text:p>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secure-route.j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B12]+[.C12]+[.D12]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utes/users.js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formula="of:=[.B13]+[.C13]+[.D13]" office:value-type="float" office:value="189" calcext:value-type="float">
            <text:p>189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table:formula="of:=SUM([.B2:.B13])" office:value-type="float" office:value="575" calcext:value-type="float">
            <text:p>575</text:p>
          </table:table-cell>
          <table:table-cell table:style-name="ce1" table:formula="of:=SUM([.C2:.C13])" office:value-type="float" office:value="267" calcext:value-type="float">
            <text:p>267</text:p>
          </table:table-cell>
          <table:table-cell table:style-name="ce1" table:formula="of:=SUM([.D2:.D13])" office:value-type="float" office:value="191" calcext:value-type="float">
            <text:p>191</text:p>
          </table:table-cell>
          <table:table-cell table:style-name="ce1" table:formula="of:=SUM([.E2:.E13])" office:value-type="float" office:value="1033" calcext:value-type="float">
            <text:p>1033</text:p>
          </table:table-cell>
          <table:table-cell table:style-name="ce1" table:number-columns-repeated="1019"/>
        </table:table-row>
      </table:table>
      <table:named-expressions/>
      <table:database-ranges>
        <table:database-range table:name="__Anonymous_Sheet_DB__0" table:target-range-address="linecount.A1:linecount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0T14:36:15.118828225</dc:date>
    <dc:creator>Dr Jannie Immelman</dc:creator>
    <meta:editing-duration>PT5M31S</meta:editing-duration>
    <meta:editing-cycles>1</meta:editing-cycles>
    <meta:document-statistic meta:table-count="1" meta:cell-count="69" meta:object-count="0"/>
    <meta:generator>LibreOffice/6.0.6.2$Linux_X86_64 LibreOffice_project/00m0$Build-2</meta:generator>
  </office:meta>
</office:document-meta>
</file>